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omic Sans MS" style:font-name-asian="Comic Sans MS1" style:font-name-complex="Comic Sans MS1"/>
    </style:style>
    <style:style style:name="P2" style:family="paragraph" style:parent-style-name="Standard">
      <loext:graphic-properties draw:fill="solid" draw:fill-color="#ffffff"/>
      <style:paragraph-properties fo:margin-top="0.1252in" fo:margin-bottom="0.1252in" loext:contextual-spacing="false" fo:line-height="100%" fo:background-color="#ffffff" fo:padding="0in" fo:border="none"/>
    </style:style>
    <style:style style:name="P3" style:family="paragraph" style:parent-style-name="Standard">
      <loext:graphic-properties draw:fill="solid" draw:fill-color="#ffffff"/>
      <style:paragraph-properties fo:margin-top="0.1252in" fo:margin-bottom="0.1252in" loext:contextual-spacing="false" fo:line-height="100%" fo:background-color="#ffffff" fo:padding="0in" fo:border="none"/>
      <style:text-properties fo:color="#222222" style:font-name="Comic Sans MS" style:font-name-asian="Comic Sans MS1" style:font-name-complex="Comic Sans MS1" fo:background-color="#ffffff"/>
    </style:style>
    <style:style style:name="P4" style:family="paragraph" style:parent-style-name="Standard">
      <style:paragraph-properties fo:margin-left="0in" fo:margin-right="0in" fo:text-indent="0in" style:auto-text-indent="false"/>
    </style:style>
    <style:style style:name="P5" style:family="paragraph" style:parent-style-name="Standard" style:master-page-name="Standard">
      <style:paragraph-properties fo:text-align="start" style:justify-single-word="false" style:page-number="1"/>
    </style:style>
    <style:style style:name="T1" style:family="text">
      <style:text-properties style:font-name="Comic Sans MS" fo:font-size="20pt" fo:font-weight="bold" style:font-name-asian="Comic Sans MS1" style:font-size-asian="20pt" style:font-weight-asian="bold" style:font-name-complex="Comic Sans MS1" style:font-size-complex="20pt"/>
    </style:style>
    <style:style style:name="T2" style:family="text">
      <style:text-properties style:font-name="Comic Sans MS" fo:font-weight="bold" style:font-name-asian="Comic Sans MS1" style:font-weight-asian="bold" style:font-name-complex="Comic Sans MS1"/>
    </style:style>
    <style:style style:name="T3" style:family="text">
      <style:text-properties fo:color="#222222" style:font-name="Comic Sans MS" fo:font-size="15pt" fo:font-weight="bold" style:font-name-asian="Comic Sans MS1" style:font-size-asian="15pt" style:font-weight-asian="bold" style:font-name-complex="Comic Sans MS1" style:font-size-complex="15pt" fo:background-color="#ffffff"/>
    </style:style>
    <style:style style:name="T4" style:family="text">
      <style:text-properties fo:color="#222222" style:font-name="Comic Sans MS" style:font-name-asian="Comic Sans MS1" style:font-name-complex="Comic Sans MS1" fo:background-color="#ffffff"/>
    </style:style>
    <style:style style:name="T5" style:family="text">
      <style:text-properties fo:color="#222222" style:font-name="Comic Sans MS" fo:font-size="12pt" style:font-name-asian="Comic Sans MS1" style:font-size-asian="12pt" style:font-name-complex="Comic Sans MS1" style:font-size-complex="12pt" fo:background-color="#ffffff"/>
    </style:style>
    <style:style style:name="T6" style:family="text">
      <style:text-properties fo:color="#004499" fo:font-size="12pt" style:text-underline-style="solid" style:text-underline-width="auto" style:text-underline-color="font-color" style:font-size-asian="12pt" style:font-size-complex="12pt" fo:background-color="#ffffff"/>
    </style:style>
    <style:style style:name="T7" style:family="text">
      <style:text-properties fo:color="#1155cc" style:font-name="Comic Sans MS" style:text-underline-style="solid" style:text-underline-width="auto" style:text-underline-color="font-color" style:font-name-asian="Comic Sans MS1" style:font-name-complex="Comic Sans M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Freeware, Freeware vs Free Software</text:span></text:p>
      <text:p text:style-name="P1"/>
      <text:p text:style-name="Standard"><text:span text:style-name="T3">Čo je freeware and free software</text:span></text:p>
      <text:p text:style-name="Standard"><text:span text:style-name="T4">Slovo freeware vzniklo skombinovaním slov free a software, ale z hľadiska ceny a nie licencie. Free Software vzniklo tiež skombinovaním slov free a software, ale z hľadiska licencie a nie ceny, ale väčšinou je free software zdarma.</text:span></text:p>
      <text:p text:style-name="P2"><text:span text:style-name="T4">Freeware znamená že nevyžaduje nijaké platené licencie na použitie aplikácie, nemá nijak limitovaný počet kópií, otvorení alebo dobu platnosti, avšak stále môže byť obmedzený</text:span></text:p>
      <text:p text:style-name="P2"><text:span text:style-name="T4">Freeware je označenie pre software, ktorý je zdarma a môže mať akúkoľvek licenciu, ktorá môže obmedzovať uživateľa programu. </text:span></text:p>
      <text:p text:style-name="P2"><text:span text:style-name="T4">Free Software je označenie pre software, ktorý má licenciu, ktorá umožňuje robiť si so softverom čo chceme bez toho aby autor o tom vedel. Cieľom free softwaru je zaručiť užívateľovi slobodu spúšťania, kopírovania, šírenia, štúdia, upravovania a zlepšovania softvéru.</text:span></text:p>
      <text:p text:style-name="P2"><text:span text:style-name="T4">Open source je podobný pojem ako Free Software ale nie je úplne rovnaký</text:span></text:p>
      <text:p text:style-name="P2"><text:span text:style-name="T5">Iná skupina ľudí začala používať pojem „open source“ (otvorený zdroj), ktorým označuje niečo blízke (ale nie totožné) „slobodnému softvéru“. My uprednostňujeme názov „slobodný softvér“, pretože ten okamžite vyvoláva myšlienku slobody. Pojem „otvorený“ </text:span><text:a xlink:type="simple" xlink:href="https://www.gnu.org/philosophy/open-source-misses-the-point.html" text:style-name="ListLabel_20_1" text:visited-style-name="ListLabel_20_1"><text:span text:style-name="T6">nijako nepoukazuje na slobodu</text:span></text:a><text:span text:style-name="T5">.</text:span></text:p>
      <text:p text:style-name="P3"/>
      <text:p text:style-name="P4"><text:a xlink:type="simple" xlink:href="https://www.lifewire.com/freeware-definition-4154271" text:style-name="ListLabel_20_2" text:visited-style-name="ListLabel_20_2"><text:span text:style-name="T7">What Is Freeware? (lifewire.com)</text:span></text:a></text:p>
      <text:p text:style-name="P4"><text:a xlink:type="simple" xlink:href="https://www.gnu.org/philosophy/free-sw.html" text:style-name="ListLabel_20_2" text:visited-style-name="ListLabel_20_2"><text:span text:style-name="T7">Čo je Slobodný softvér? - Projekt GNU - Nadácia pre slobodný softvé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04499" fo:font-size="12pt" style:text-underline-style="solid" style:text-underline-width="auto" style:text-underline-color="font-color" style:font-size-asian="12pt"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mic Sans MS" fo:font-family="'Comic Sans MS'" style:font-family-generic="roman" style:font-pitch="variable" style:text-underline-style="solid" style:text-underline-width="auto" style:text-underline-color="font-color" style:font-name-asian="Comic Sans MS1" style:font-family-asian="'Comic Sans MS'" style:font-family-generic-asian="system" style:font-pitch-asian="variable" style:font-name-complex="Comic Sans MS1" style:font-family-complex="'Comic Sans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194" meta:character-count="1317" meta:non-whitespace-character-count="1132"/>
    <meta:generator>LibreOfficeDev/6.0.5.2$Linux_X86_64 LibreOffice_project/</meta:generator>
  </office:meta>
</office:document-meta>
</file>